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-template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4" manifest:media-type="application/vnd.oasis.opendocument.base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424in" style:rel-column-width="7972*"/>
    </style:style>
    <style:style style:name="Table1.B" style:family="table-column">
      <style:table-column-properties style:column-width="3.8688in" style:rel-column-width="36612*"/>
    </style:style>
    <style:style style:name="Table1.C" style:family="table-column">
      <style:table-column-properties style:column-width="2.2139in" style:rel-column-width="2095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d9010" officeooo:paragraph-rsid="001d9010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paragraph-rsid="001d9010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d9010" officeooo:paragraph-rsid="001d901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d9010" officeooo:paragraph-rsid="001d901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d9010" officeooo:paragraph-rsid="001d901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font-weight="normal" officeooo:paragraph-rsid="001d9010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d9010" officeooo:paragraph-rsid="001d9010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1d9010" officeooo:paragraph-rsid="001d9010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officeooo:rsid="001d901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тономная некоммерческая организация</text:p>
      <text:p text:style-name="P1">«ОБРАЗОВАНИЕ ДЛЯ ВСЕХ»</text:p>
      <text:p text:style-name="P1"/>
      <text:p text:style-name="P1"/>
      <text:p text:style-name="P1"/>
      <text:p text:style-name="P1"/>
      <text:p text:style-name="P1"/>
      <text:p text:style-name="P2"><text:span text:style-name="T1">СВИДЕТЕЛЬСТВО </text:span><text:span text:style-name="T2">№</text:span> <text:database-display text:table-name="Лист1" text:table-type="table" text:column-name="Номер_свид" text:database-name="база">&lt;Номер_свид&gt;</text:database-display></text:p>
      <text:p text:style-name="P2"/>
      <text:p text:style-name="P2"/>
      <text:p text:style-name="P1">Настоящее свидетельство выдано <text:database-display text:table-name="Лист1" text:table-type="table" text:column-name="Фамилия ДП" text:database-name="база">&lt;Фамилия ДП&gt;</text:database-display></text:p>
      <text:p text:style-name="P1"><text:s text:c="83"/><text:database-display text:table-name="Лист1" text:table-type="table" text:column-name="Имя ДП" text:database-name="база">&lt;Имя ДП&gt;</text:database-display></text:p>
      <text:p text:style-name="P1"><text:s text:c="92"/><text:database-display text:table-name="Лист1" text:table-type="table" text:column-name="Отчество ДП" text:database-name="база">&lt;Отчество ДП&gt;</text:database-display></text:p>
      <text:p text:style-name="P3">в том, что он(а) в период с <text:database-display text:table-name="Лист1" text:table-type="table" text:column-name="Дата начала" text:database-name="база">&lt;Дата начала&gt;</text:database-display><text:s/>по <text:database-display text:table-name="Лист1" text:table-type="table" text:column-name="Дата окончания" text:database-name="база">&lt;Дата окончания&gt;</text:database-display></text:p>
      <text:p text:style-name="P3">прошел обучение по программе <text:span text:style-name="T2">«Компьютерные науки»</text:span></text:p>
      <text:p text:style-name="P4"/>
      <text:p text:style-name="P4"/>
      <text:p text:style-name="P5">За время обучения <text:database-display text:table-name="Лист1" text:table-type="table" text:column-name="Фамилия И.О." text:database-name="база">&lt;Фамилия И.О.&gt;</text:database-display><text:s/>обнаружил следующие знани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7">Дисциплина</text:p>
          </table:table-cell>
          <table:table-cell table:style-name="Table1.C1" office:value-type="string">
            <text:p text:style-name="P7">Оценка</text:p>
          </table:table-cell>
        </table:table-row>
        <table:table-row>
          <table:table-cell table:style-name="Table1.A2" office:value-type="string">
            <text:p text:style-name="P8">1.</text:p>
          </table:table-cell>
          <table:table-cell table:style-name="Table1.A2" office:value-type="string">
            <text:p text:style-name="P8">Информационные технологии</text:p>
          </table:table-cell>
          <table:table-cell table:style-name="Table1.C2" office:value-type="string">
            <text:p text:style-name="P9"><text:database-display text:table-name="Лист1" text:table-type="table" text:column-name="ИТ" text:database-name="база">&lt;ИТ&gt;</text:database-display></text:p>
          </table:table-cell>
        </table:table-row>
        <table:table-row>
          <table:table-cell table:style-name="Table1.A2" office:value-type="string">
            <text:p text:style-name="P8">2.</text:p>
          </table:table-cell>
          <table:table-cell table:style-name="Table1.A2" office:value-type="string">
            <text:p text:style-name="P8">Состав и устройство компьютера</text:p>
          </table:table-cell>
          <table:table-cell table:style-name="Table1.C2" office:value-type="string">
            <text:p text:style-name="P9"><text:database-display text:table-name="Лист1" text:table-type="table" text:column-name="СиУ" text:database-name="база">&lt;СиУ&gt;</text:database-display></text:p>
          </table:table-cell>
        </table:table-row>
        <table:table-row>
          <table:table-cell table:style-name="Table1.A2" office:value-type="string">
            <text:p text:style-name="P8">3.</text:p>
          </table:table-cell>
          <table:table-cell table:style-name="Table1.A2" office:value-type="string">
            <text:p text:style-name="P8">Программирование</text:p>
          </table:table-cell>
          <table:table-cell table:style-name="Table1.C2" office:value-type="string">
            <text:p text:style-name="P9"><text:database-display text:table-name="Лист1" text:table-type="table" text:column-name="Пр" text:database-name="база">&lt;Пр&gt;</text:database-display></text:p>
          </table:table-cell>
        </table:table-row>
        <table:table-row>
          <table:table-cell table:style-name="Table1.A2" office:value-type="string">
            <text:p text:style-name="P8">4.</text:p>
          </table:table-cell>
          <table:table-cell table:style-name="Table1.A2" office:value-type="string">
            <text:p text:style-name="P8">Компьютерные сети</text:p>
          </table:table-cell>
          <table:table-cell table:style-name="Table1.C2" office:value-type="string">
            <text:p text:style-name="P9"><text:database-display text:table-name="Лист1" text:table-type="table" text:column-name="КС" text:database-name="база">&lt;КС&gt;</text:database-display></text:p>
          </table:table-cell>
        </table:table-row>
        <table:table-row>
          <table:table-cell table:style-name="Table1.A2" office:value-type="string">
            <text:p text:style-name="P8">5.</text:p>
          </table:table-cell>
          <table:table-cell table:style-name="Table1.A2" office:value-type="string">
            <text:p text:style-name="P8">Компьютерная графика</text:p>
          </table:table-cell>
          <table:table-cell table:style-name="Table1.C2" office:value-type="string">
            <text:p text:style-name="P9"><text:database-display text:table-name="Лист1" text:table-type="table" text:column-name="КГ" text:database-name="база">&lt;КГ&gt;</text:database-display></text:p>
          </table:table-cell>
        </table:table-row>
        <table:table-row>
          <table:table-cell table:style-name="Table1.A2" office:value-type="string">
            <text:p text:style-name="P8">6.</text:p>
          </table:table-cell>
          <table:table-cell table:style-name="Table1.A2" office:value-type="string">
            <text:p text:style-name="P8">Сайтостроение</text:p>
          </table:table-cell>
          <table:table-cell table:style-name="Table1.C2" office:value-type="string">
            <text:p text:style-name="P9"><text:database-display text:table-name="Лист1" text:table-type="table" text:column-name="СС" text:database-name="база">&lt;СС&gt;</text:database-display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8:44:51.823987545</meta:creation-date>
    <dc:date>2025-12-04T19:48:09.702399121</dc:date>
    <meta:editing-duration>PT12M29S</meta:editing-duration>
    <meta:editing-cycles>2</meta:editing-cycles>
    <meta:generator>LibreOffice/25.8.3.2$Linux_X86_64 LibreOffice_project/580$Build-2</meta:generator>
    <dc:title>свидетельство</dc:title>
    <meta:document-statistic meta:table-count="1" meta:image-count="0" meta:object-count="0" meta:page-count="1" meta:paragraph-count="30" meta:word-count="71" meta:character-count="671" meta:non-whitespace-character-count="45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ЛР%205/база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Лист1"/>
      </db:table-representations>
    </office:database>
  </office:body>
</office:document-content>
</file>